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44pt"/>
    </style:style>
    <style:style style:name="co2" style:family="table-column">
      <style:table-column-properties fo:break-before="auto" style:column-width="32.09pt"/>
    </style:style>
    <style:style style:name="co3" style:family="table-column">
      <style:table-column-properties fo:break-before="auto" style:column-width="45.95pt"/>
    </style:style>
    <style:style style:name="co4" style:family="table-column">
      <style:table-column-properties fo:break-before="auto" style:column-width="43.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_600x600" table:style-name="ta1">
        <table:shapes>
          <draw:frame draw:z-index="0" draw:style-name="gr1" draw:text-style-name="P1" svg:width="453.6pt" svg:height="254.78pt" svg:x="472.31pt" svg:y="14.63pt">
            <draw:object draw:notify-on-update-of-ranges="out_600x600.A1:out_600x600.A12 out_600x600.D1:out_600x600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6pt" svg:height="254.78pt" svg:x="474.12pt" svg:y="282.19pt">
            <draw:object draw:notify-on-update-of-ranges="out_600x600.A13:out_600x600.A24 out_600x600.D13:out_600x600.D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6pt" svg:height="254.78pt" svg:x="471.71pt" svg:y="541.25pt">
            <draw:object draw:notify-on-update-of-ranges="out_600x600.A25:out_600x600.A36 out_600x600.D25:out_600x600.D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600x600</text:p>
          </table:table-cell>
          <table:table-cell office:value-type="float" office:value="0.25054" calcext:value-type="float">
            <text:p>0.250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600x600</text:p>
          </table:table-cell>
          <table:table-cell office:value-type="float" office:value="0.30744" calcext:value-type="float">
            <text:p>0.307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600x600</text:p>
          </table:table-cell>
          <table:table-cell office:value-type="float" office:value="0.26568" calcext:value-type="float">
            <text:p>0.265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600x600</text:p>
          </table:table-cell>
          <table:table-cell office:value-type="float" office:value="0.13206" calcext:value-type="float">
            <text:p>0.132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600x600</text:p>
          </table:table-cell>
          <table:table-cell office:value-type="float" office:value="0.11849" calcext:value-type="float">
            <text:p>0.118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600x600</text:p>
          </table:table-cell>
          <table:table-cell office:value-type="float" office:value="0.13692" calcext:value-type="float">
            <text:p>0.136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600x600</text:p>
          </table:table-cell>
          <table:table-cell office:value-type="float" office:value="0.10141" calcext:value-type="float">
            <text:p>0.101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600x600</text:p>
          </table:table-cell>
          <table:table-cell office:value-type="float" office:value="0.10262" calcext:value-type="float">
            <text:p>0.102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600x600</text:p>
          </table:table-cell>
          <table:table-cell office:value-type="float" office:value="0.10146" calcext:value-type="float">
            <text:p>0.101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600x600</text:p>
          </table:table-cell>
          <table:table-cell office:value-type="float" office:value="0.10567" calcext:value-type="float">
            <text:p>0.105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600x600</text:p>
          </table:table-cell>
          <table:table-cell office:value-type="float" office:value="0.10554" calcext:value-type="float">
            <text:p>0.105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600x600</text:p>
          </table:table-cell>
          <table:table-cell office:value-type="float" office:value="0.1054" calcext:value-type="float">
            <text:p>0.10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600x600</text:p>
          </table:table-cell>
          <table:table-cell office:value-type="float" office:value="0.00343" calcext:value-type="float">
            <text:p>0.003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600x600</text:p>
          </table:table-cell>
          <table:table-cell office:value-type="float" office:value="0.00435" calcext:value-type="float">
            <text:p>0.004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600x600</text:p>
          </table:table-cell>
          <table:table-cell office:value-type="float" office:value="0.00239" calcext:value-type="float">
            <text:p>0.00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600x600</text:p>
          </table:table-cell>
          <table:table-cell office:value-type="float" office:value="0.00141" calcext:value-type="float">
            <text:p>0.001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600x600</text:p>
          </table:table-cell>
          <table:table-cell office:value-type="float" office:value="0.00125" calcext:value-type="float">
            <text:p>0.001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600x600</text:p>
          </table:table-cell>
          <table:table-cell office:value-type="float" office:value="0.00124" calcext:value-type="float">
            <text:p>0.001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600x600</text:p>
          </table:table-cell>
          <table:table-cell office:value-type="float" office:value="0.00136" calcext:value-type="float">
            <text:p>0.001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600x600</text:p>
          </table:table-cell>
          <table:table-cell office:value-type="float" office:value="0.00111" calcext:value-type="float">
            <text:p>0.00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600x600</text:p>
          </table:table-cell>
          <table:table-cell office:value-type="float" office:value="0.00111" calcext:value-type="float">
            <text:p>0.001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600x600</text:p>
          </table:table-cell>
          <table:table-cell office:value-type="float" office:value="0.00149" calcext:value-type="float">
            <text:p>0.001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600x600</text:p>
          </table:table-cell>
          <table:table-cell office:value-type="float" office:value="0.00174" calcext:value-type="float">
            <text:p>0.001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600x600</text:p>
          </table:table-cell>
          <table:table-cell office:value-type="float" office:value="0.00122" calcext:value-type="float">
            <text:p>0.00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600x600</text:p>
          </table:table-cell>
          <table:table-cell office:value-type="float" office:value="0.0355" calcext:value-type="float">
            <text:p>0.03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600x600</text:p>
          </table:table-cell>
          <table:table-cell office:value-type="float" office:value="0.04755" calcext:value-type="float">
            <text:p>0.047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600x600</text:p>
          </table:table-cell>
          <table:table-cell office:value-type="float" office:value="0.0321" calcext:value-type="float">
            <text:p>0.03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600x600</text:p>
          </table:table-cell>
          <table:table-cell office:value-type="float" office:value="0.02228" calcext:value-type="float">
            <text:p>0.022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600x600</text:p>
          </table:table-cell>
          <table:table-cell office:value-type="float" office:value="0.01592" calcext:value-type="float">
            <text:p>0.015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600x600</text:p>
          </table:table-cell>
          <table:table-cell office:value-type="float" office:value="0.01593" calcext:value-type="float">
            <text:p>0.015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600x600</text:p>
          </table:table-cell>
          <table:table-cell office:value-type="float" office:value="0.01108" calcext:value-type="float">
            <text:p>0.01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600x600</text:p>
          </table:table-cell>
          <table:table-cell office:value-type="float" office:value="0.01137" calcext:value-type="float">
            <text:p>0.011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600x600</text:p>
          </table:table-cell>
          <table:table-cell office:value-type="float" office:value="0.01082" calcext:value-type="float">
            <text:p>0.010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600x600</text:p>
          </table:table-cell>
          <table:table-cell office:value-type="float" office:value="0.01112" calcext:value-type="float">
            <text:p>0.011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600x600</text:p>
          </table:table-cell>
          <table:table-cell office:value-type="float" office:value="0.01141" calcext:value-type="float">
            <text:p>0.011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600x600</text:p>
          </table:table-cell>
          <table:table-cell office:value-type="float" office:value="0.0118" calcext:value-type="float">
            <text:p>0.0118</text:p>
          </table:table-cell>
        </table:table-row>
      </table:table>
      <table:named-expressions/>
      <table:database-ranges>
        <table:database-range table:name="__Anonymous_Sheet_DB__0" table:target-range-address="out_600x600.A1:out_600x600.D36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1-25T19:12:14.933000000</dc:date>
    <meta:editing-duration>PT4M42S</meta:editing-duration>
    <meta:editing-cycles>1</meta:editing-cycles>
    <meta:document-statistic meta:table-count="1" meta:cell-count="144" meta:object-count="3"/>
    <meta:generator>LibreOffice/6.3.3.2$Windows_X86_64 LibreOffice_project/a64200df03143b798afd1ec74a12ab50359878ed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8.989cm" xlink:href=".." xlink:type="simple" chart:class="chart:bar" chart:style-name="ch1">
        <chart:legend chart:legend-position="end" svg:x="14.655cm" svg:y="4.192cm" style:legend-expansion="high" chart:style-name="ch2"/>
        <chart:plot-area chart:style-name="ch3" table:cell-range-address="out_600x600.A1:out_600x600.A12 out_600x600.D1:out_600x600.D12" chart:data-source-has-labels="both" svg:x="0.32cm" svg:y="0.179cm" svg:width="14.015cm" svg:height="8.631cm">
          <chartooo:coordinate-region svg:x="1.248cm" svg:y="0.381cm" svg:width="13.087cm" svg:height="7.776cm"/>
          <chart:axis chart:dimension="x" chart:name="primary-x" chart:style-name="ch4" chartooo:axis-type="auto">
            <chartooo:date-scale/>
            <chart:categories table:cell-range-address="out_600x600.A1:out_600x600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_600x600.D1:out_600x600.D12" loext:label-string="blur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r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ut_600x600.A1:out_600x600.A12</svg:desc>
                </draw:g>
              </table:table-cell>
              <table:table-cell office:value-type="float" office:value="0.25054">
                <text:p>0.25054</text:p>
                <draw:g>
                  <svg:desc>out_600x600.D1:out_600x600.D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0744">
                <text:p>0.3074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6568">
                <text:p>0.2656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3206">
                <text:p>0.1320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1849">
                <text:p>0.1184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3692">
                <text:p>0.136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0141">
                <text:p>0.1014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0262">
                <text:p>0.102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0146">
                <text:p>0.101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0567">
                <text:p>0.105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0554">
                <text:p>0.1055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054">
                <text:p>0.10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8.989cm" xlink:href=".." xlink:type="simple" chart:class="chart:bar" chart:style-name="ch1">
        <chart:legend chart:legend-position="end" svg:x="14.401cm" svg:y="4.192cm" style:legend-expansion="high" chart:style-name="ch2"/>
        <chart:plot-area chart:style-name="ch3" table:cell-range-address="out_600x600.A13:out_600x600.A24 out_600x600.D13:out_600x600.D24" chart:data-source-has-labels="both" svg:x="0.32cm" svg:y="0.179cm" svg:width="13.761cm" svg:height="8.631cm">
          <chartooo:coordinate-region svg:x="1.629cm" svg:y="0.381cm" svg:width="12.452cm" svg:height="7.776cm"/>
          <chart:axis chart:dimension="x" chart:name="primary-x" chart:style-name="ch4" chartooo:axis-type="auto">
            <chartooo:date-scale/>
            <chart:categories table:cell-range-address="out_600x600.A13:out_600x600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_600x600.D13:out_600x600.D24" loext:label-string="sepia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pia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ut_600x600.A13:out_600x600.A24</svg:desc>
                </draw:g>
              </table:table-cell>
              <table:table-cell office:value-type="float" office:value="0.00343">
                <text:p>0.00343</text:p>
                <draw:g>
                  <svg:desc>out_600x600.D13:out_600x600.D2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435">
                <text:p>0.0043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239">
                <text:p>0.0023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125">
                <text:p>0.0012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124">
                <text:p>0.0012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136">
                <text:p>0.001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111">
                <text:p>0.001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111">
                <text:p>0.0011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122">
                <text:p>0.001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8.989cm" xlink:href=".." xlink:type="simple" chart:class="chart:bar" chart:style-name="ch1">
        <chart:legend chart:legend-position="end" svg:x="14.507cm" svg:y="4.192cm" style:legend-expansion="high" chart:style-name="ch2"/>
        <chart:plot-area chart:style-name="ch3" table:cell-range-address="out_600x600.A25:out_600x600.A36 out_600x600.D25:out_600x600.D36" chart:data-source-has-labels="both" svg:x="0.32cm" svg:y="0.179cm" svg:width="13.867cm" svg:height="8.631cm">
          <chartooo:coordinate-region svg:x="1.439cm" svg:y="0.381cm" svg:width="12.748cm" svg:height="7.776cm"/>
          <chart:axis chart:dimension="x" chart:name="primary-x" chart:style-name="ch4" chartooo:axis-type="auto">
            <chartooo:date-scale/>
            <chart:categories table:cell-range-address="out_600x600.A25:out_600x600.A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_600x600.D25:out_600x600.D36" loext:label-string="swirl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wirl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ut_600x600.A25:out_600x600.A36</svg:desc>
                </draw:g>
              </table:table-cell>
              <table:table-cell office:value-type="float" office:value="0.0355">
                <text:p>0.0355</text:p>
                <draw:g>
                  <svg:desc>out_600x600.D25:out_600x600.D3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4755">
                <text:p>0.0475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321">
                <text:p>0.032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2228">
                <text:p>0.0222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592">
                <text:p>0.0159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593">
                <text:p>0.0159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108">
                <text:p>0.011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137">
                <text:p>0.0113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082">
                <text:p>0.0108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112">
                <text:p>0.011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141">
                <text:p>0.0114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18">
                <text:p>0.01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